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GDU <text:s/>PostgreSQL <text:s/>Down Under </text:p>
      <text:p text:style-name="P1"/>
      <text:p text:style-name="P1"/>
      <text:p text:style-name="P2"><text:s text:c="62"/>Who we are <text:s text:c="5"/>Become a Member <text:s text:c="6"/>Events <text:s text:c="5"/>Contact US</text:p>
      <text:p text:style-name="P2"/>
      <text:p text:style-name="P2">The PostgreSQL Down Under Association, known as PgDU, is a non for profit association. Our purpose is to support the growth and education of PostgreSQL, The World's Most Advanced Open Source Database.</text:p>
      <text:p text:style-name="P2"/>
      <text:p text:style-name="P2"/>
      <text:p text:style-name="P2"/>
      <text:p text:style-name="P2"/>
      <text:p text:style-name="P2"><text:s text:c="66"/></text:p>
      <text:p text:style-name="P2"/>
      <text:p text:style-name="P1">Our Team</text:p>
      <text:p text:style-name="P1"/>
      <text:p text:style-name="P1">President</text:p>
      <text:p text:style-name="P1">Secretary</text:p>
      <text:p text:style-name="P1">Treasurer</text:p>
      <text:p text:style-name="P1">Committee Member 1</text:p>
      <text:p text:style-name="P1">Committee Member 2</text:p>
      <text:p text:style-name="P1"/>
      <text:p text:style-name="P1"/>
      <text:p text:style-name="P1"/>
      <text:p text:style-name="P1"/>
      <text:p text:style-name="P1">New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9T20:54:17</meta:creation-date>
    <dc:date>2018-04-29T21:03:56</dc:date>
    <meta:editing-duration>PT9M40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11" meta:word-count="57" meta:character-count="492"/>
  </office:meta>
</office:document-meta>
</file>